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#ff66ff" fo:border="0.06pt solid #000000"/>
    </style:style>
    <style:style style:name="ce5" style:family="table-cell" style:parent-style-name="Default">
      <style:table-cell-properties fo:background-color="#ffccff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99cc66" fo:border="0.06pt solid #000000"/>
    </style:style>
    <style:style style:name="ce9" style:family="table-cell" style:parent-style-name="Default">
      <style:table-cell-properties fo:background-color="#ccff99" fo:border="0.06pt solid #000000"/>
    </style:style>
    <style:style style:name="ce10" style:family="table-cell" style:parent-style-name="Default">
      <style:table-cell-properties fo:background-color="#663399" fo:border="0.06pt solid #000000"/>
    </style:style>
    <style:style style:name="ce11" style:family="table-cell" style:parent-style-name="Default">
      <style:table-cell-properties fo:background-color="#cc99ff" fo:border="0.06pt solid #000000"/>
    </style:style>
    <style:style style:name="ce12" style:family="table-cell" style:parent-style-name="Default">
      <style:table-cell-properties fo:background-color="#b2b2b2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99ff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ASSESSMEN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table:style-name="ce2" office:value-type="string" calcext:value-type="string">
            <text:p>CSCI3130</text:p>
          </table:table-cell>
          <table:table-cell office:value-type="string" calcext:value-type="string">
            <text:p>HW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2]/[.C2]*10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W2</text:p>
          </table:table-cell>
          <table:table-cell office:value-type="float" office:value="6" calcext:value-type="float">
            <text:p>6</text:p>
          </table:table-cell>
          <table:table-cell table:formula="of:=6*36/40" office:value-type="float" office:value="5.4" calcext:value-type="float">
            <text:p>5.4</text:p>
          </table:table-cell>
          <table:table-cell table:formula="of:=[.D3]/[.C3]*100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HW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4]/[.C4]*10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W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W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W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7]/[.C7]*1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D-TERM</text:p>
          </table:table-cell>
          <table:table-cell office:value-type="float" office:value="30" calcext:value-type="float">
            <text:p>30</text:p>
          </table:table-cell>
          <table:table-cell table:formula="of:=30*85/100" office:value-type="float" office:value="25.5" calcext:value-type="float">
            <text:p>25.5</text:p>
          </table:table-cell>
          <table:table-cell table:formula="of:=[.D8]/[.C8]*100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EX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9]/[.C9]*1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 FAR</text:p>
          </table:table-cell>
          <table:table-cell table:formula="of:=6+6+6+30" office:value-type="float" office:value="48" calcext:value-type="float">
            <text:p>48</text:p>
          </table:table-cell>
          <table:table-cell table:formula="of:=6+5.4+6+25.5" office:value-type="float" office:value="42.9" calcext:value-type="float">
            <text:p>42.9</text:p>
          </table:table-cell>
          <table:table-cell table:style-name="ce14" table:formula="of:=[.D10]/[.C10]*100" office:value-type="float" office:value="89.375" calcext:value-type="float">
            <text:p>89.375</text:p>
          </table:table-cell>
        </table:table-row>
        <table:table-row table:style-name="ro1">
          <table:table-cell table:style-name="ce4" office:value-type="string" calcext:value-type="string">
            <text:p>CSCI3150</text:p>
          </table:table-cell>
          <table:table-cell table:style-name="ce5" office:value-type="string" calcext:value-type="string">
            <text:p>WARMUP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11]/[.C11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1-PHASE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5" calcext:value-type="float">
            <text:p>5.5</text:p>
          </table:table-cell>
          <table:table-cell table:style-name="ce5" table:formula="of:=[.D12]/[.C12]*100" office:value-type="float" office:value="91.6666666666667" calcext:value-type="float">
            <text:p>91.6666666667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1-PHASE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formula="of:=[.D13]/[.C13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WARMUP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14]/[.C14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5]/[.C15]*100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EXAM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6]/[.C16]*100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O FAR</text:p>
          </table:table-cell>
          <table:table-cell table:style-name="ce5" table:formula="of:=2+6+12+2" office:value-type="float" office:value="22" calcext:value-type="float">
            <text:p>22</text:p>
          </table:table-cell>
          <table:table-cell table:style-name="ce5" table:formula="of:=2+5.5+12+2" office:value-type="float" office:value="21.5" calcext:value-type="float">
            <text:p>21.5</text:p>
          </table:table-cell>
          <table:table-cell table:style-name="ce15" table:formula="of:=[.D17]/[.C17]*100" office:value-type="float" office:value="97.7272727272727" calcext:value-type="float">
            <text:p>97.7272727273</text:p>
          </table:table-cell>
        </table:table-row>
        <table:table-row table:style-name="ro1">
          <table:table-cell table:style-name="ce6" office:value-type="string" calcext:value-type="string">
            <text:p>CSCI3160</text:p>
          </table:table-cell>
          <table:table-cell table:style-name="ce7" office:value-type="string" calcext:value-type="string">
            <text:p>HW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[.D18]/[.C18]*100" office:value-type="float" office:value="100" calcext:value-type="float">
            <text:p>10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5*98/100" office:value-type="float" office:value="4.9" calcext:value-type="float">
            <text:p>4.9</text:p>
          </table:table-cell>
          <table:table-cell table:style-name="ce7" table:formula="of:=[.D19]/[.C19]*100" office:value-type="float" office:value="98" calcext:value-type="float">
            <text:p>98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0]/[.C20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1]/[.C21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MID-TER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[.D22]/[.C22]*100" office:value-type="float" office:value="93.3333333333333" calcext:value-type="float">
            <text:p>93.333333333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EXAM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3]/[.C23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SO FAR</text:p>
          </table:table-cell>
          <table:table-cell table:style-name="ce7" table:formula="of:=5+5+30" office:value-type="float" office:value="40" calcext:value-type="float">
            <text:p>40</text:p>
          </table:table-cell>
          <table:table-cell table:style-name="ce7" table:formula="of:=[.D18]+[.D19]+[.D22]" office:value-type="float" office:value="37.9" calcext:value-type="float">
            <text:p>37.9</text:p>
          </table:table-cell>
          <table:table-cell table:style-name="ce16" table:formula="of:=[.D24]/[.C24]*100" office:value-type="float" office:value="94.75" calcext:value-type="float">
            <text:p>94.75</text:p>
          </table:table-cell>
        </table:table-row>
        <table:table-row table:style-name="ro1">
          <table:table-cell table:style-name="ce8" office:value-type="string" calcext:value-type="string">
            <text:p>CSCI3170</text:p>
          </table:table-cell>
          <table:table-cell table:style-name="ce9" office:value-type="string" calcext:value-type="string">
            <text:p>HW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5*40/42" office:value-type="float" office:value="4.76190476190476" calcext:value-type="float">
            <text:p>4.7619047619</text:p>
          </table:table-cell>
          <table:table-cell table:style-name="ce9" table:formula="of:=[.D25]/[.C25]*100" office:value-type="float" office:value="95.2380952380952" calcext:value-type="float">
            <text:p>95.2380952381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HW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5*45/50" office:value-type="float" office:value="4.5" calcext:value-type="float">
            <text:p>4.5</text:p>
          </table:table-cell>
          <table:table-cell table:style-name="ce9" table:formula="of:=[.D26]/[.C26]*100" office:value-type="float" office:value="90" calcext:value-type="float">
            <text:p>9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HW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7]/[.C27]*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PROJ-PHASE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3*19/20" office:value-type="float" office:value="2.85" calcext:value-type="float">
            <text:p>2.85</text:p>
          </table:table-cell>
          <table:table-cell table:style-name="ce9" table:formula="of:=[.D28]/[.C28]*100" office:value-type="float" office:value="95" calcext:value-type="float">
            <text:p>95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PROJ-PHASE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9]/[.C29]*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MID-TERM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20*0.86" office:value-type="float" office:value="17.2" calcext:value-type="float">
            <text:p>17.2</text:p>
          </table:table-cell>
          <table:table-cell table:style-name="ce9" table:formula="of:=[.D30]/[.C30]*100" office:value-type="float" office:value="86" calcext:value-type="float">
            <text:p>86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EXAM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SO FAR</text:p>
          </table:table-cell>
          <table:table-cell table:style-name="ce9" table:formula="of:=10+3+20" office:value-type="float" office:value="33" calcext:value-type="float">
            <text:p>33</text:p>
          </table:table-cell>
          <table:table-cell table:style-name="ce9" table:formula="of:=[.D25]+[.D26]+2.85+17.2" office:value-type="float" office:value="29.3119047619048" calcext:value-type="float">
            <text:p>29.3119047619</text:p>
          </table:table-cell>
          <table:table-cell table:style-name="ce17" table:formula="of:=[.D32]/[.C32]*100" office:value-type="float" office:value="88.8239538239538" calcext:value-type="float">
            <text:p>88.823953824</text:p>
          </table:table-cell>
        </table:table-row>
        <table:table-row table:style-name="ro1">
          <table:table-cell table:style-name="ce10" office:value-type="string" calcext:value-type="string">
            <text:p>ASTRON</text:p>
          </table:table-cell>
          <table:table-cell table:style-name="ce11" office:value-type="string" calcext:value-type="string">
            <text:p>HW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1/50" office:value-type="float" office:value="4.1" calcext:value-type="float">
            <text:p>4.1</text:p>
          </table:table-cell>
          <table:table-cell table:style-name="ce11" table:formula="of:=[.D33]/[.C33]*100" office:value-type="float" office:value="82" calcext:value-type="float">
            <text:p>82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8/50" office:value-type="float" office:value="4.8" calcext:value-type="float">
            <text:p>4.8</text:p>
          </table:table-cell>
          <table:table-cell table:style-name="ce11" table:formula="of:=[.D34]/[.C34]*100" office:value-type="float" office:value="96" calcext:value-type="float">
            <text:p>96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9/50" office:value-type="float" office:value="4.9" calcext:value-type="float">
            <text:p>4.9</text:p>
          </table:table-cell>
          <table:table-cell table:style-name="ce11" table:formula="of:=[.D35]/[.C35]*100" office:value-type="float" office:value="98" calcext:value-type="float">
            <text:p>98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6]/[.C36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7]/[.C37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MID-TERM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D38]/[.C38]*100" office:value-type="float" office:value="70" calcext:value-type="float">
            <text:p>7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EXAM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9]/[.C39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SO FAR</text:p>
          </table:table-cell>
          <table:table-cell table:style-name="ce11" table:formula="of:=15+30" office:value-type="float" office:value="45" calcext:value-type="float">
            <text:p>45</text:p>
          </table:table-cell>
          <table:table-cell table:style-name="ce11" table:formula="of:=4.1+4.8+4.9+21" office:value-type="float" office:value="34.8" calcext:value-type="float">
            <text:p>34.8</text:p>
          </table:table-cell>
          <table:table-cell table:style-name="ce18" table:formula="of:=[.D40]/[.C40]*100" office:value-type="float" office:value="77.3333333333333" calcext:value-type="float">
            <text:p>77.3333333333</text:p>
          </table:table-cell>
        </table:table-row>
        <table:table-row table:style-name="ro1">
          <table:table-cell table:style-name="ce12" office:value-type="string" calcext:value-type="string">
            <text:p>LOGIC</text:p>
          </table:table-cell>
          <table:table-cell table:style-name="ce13" office:value-type="string" calcext:value-type="string">
            <text:p>HW1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table:formula="of:=[.D41]/[.C41]*100" office:value-type="float" office:value="100" calcext:value-type="float">
            <text:p>10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HW2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table:formula="of:=[.D42]/[.C42]*100" office:value-type="float" office:value="100" calcext:value-type="float">
            <text:p>10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QUIZ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43]/[.C43]*100" office:value-type="float" office:value="90" calcext:value-type="float">
            <text:p>9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QUIZ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table:formula="of:=[.D44]/[.C44]*100" office:value-type="float" office:value="87.5" calcext:value-type="float">
            <text:p>87.5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EXAM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45]/[.C45]*100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SO FAR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formula="of:=SUM([.D41:.D44])" office:value-type="float" office:value="36.5" calcext:value-type="float">
            <text:p>36.5</text:p>
          </table:table-cell>
          <table:table-cell table:style-name="ce19" table:formula="of:=[.D46]/[.C46]*100" office:value-type="float" office:value="91.25" calcext:value-type="float">
            <text:p>9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56:59.168645877</meta:creation-date>
    <dc:date>2015-12-01T12:56:17.066369320</dc:date>
    <meta:editing-duration>PT41M54S</meta:editing-duration>
    <meta:editing-cycles>4</meta:editing-cycles>
    <meta:generator>LibreOffice/4.2.8.2$Linux_X86_64 LibreOffice_project/420m0$Build-2</meta:generator>
    <meta:document-statistic meta:table-count="1" meta:cell-count="190" meta:object-count="0"/>
  </office:meta>
</office:document-meta>
</file>